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7.216cm"/>
    </style:style>
    <style:style style:name="co5" style:family="table-column">
      <style:table-column-properties fo:break-before="auto" style:column-width="4.519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marker-end="線條箭頭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工作表1" table:style-name="ta1">
        <table:shapes>
          <draw:line draw:z-index="0" draw:style-name="gr1" draw:text-style-name="P1" svg:x1="2.027cm" svg:y1="16.709cm" svg:x2="6.136cm" svg:y2="16.709cm">
            <text:p/>
          </draw:line>
          <draw:line draw:z-index="1" draw:style-name="gr2" draw:text-style-name="P1" svg:x1="6.208cm" svg:y1="16.737cm" svg:x2="6.218cm" svg:y2="15.185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ITX EFM PING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I/O <text:s/></text:p>
          </table:table-cell>
          <table:table-cell table:style-name="ce2" office:value-type="string" calcext:value-type="string">
            <text:p>func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3" office:value-type="string" calcext:value-type="string">
            <text:p>MCU_PWR_ON</text:p>
          </table:table-cell>
          <table:table-cell table:style-name="ce3" office:value-type="string" calcext:value-type="string">
            <text:p>O </text:p>
          </table:table-cell>
          <table:table-cell table:style-name="ce3" office:value-type="string" calcext:value-type="string">
            <text:p>power enable ping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3" office:value-type="string" calcext:value-type="string">
            <text:p>3V2_STB</text:p>
          </table:table-cell>
          <table:table-cell table:style-name="ce3" office:value-type="string" calcext:value-type="string">
            <text:p>I </text:p>
          </table:table-cell>
          <table:table-cell table:style-name="ce3" office:value-type="string" calcext:value-type="string">
            <text:p>ACMP0-CH0(DC IN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3" office:value-type="string" calcext:value-type="string">
            <text:p>PWRBTN</text:p>
          </table:table-cell>
          <table:table-cell table:style-name="ce3" office:value-type="string" calcext:value-type="string">
            <text:p>I </text:p>
          </table:table-cell>
          <table:table-cell table:style-name="ce3" office:value-type="string" calcext:value-type="string">
            <text:p>power butt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14</text:p>
          </table:table-cell>
          <table:table-cell table:style-name="ce3" office:value-type="string" calcext:value-type="string">
            <text:p>ACMP1_CR2032</text:p>
          </table:table-cell>
          <table:table-cell table:style-name="ce3" office:value-type="string" calcext:value-type="string">
            <text:p>I </text:p>
          </table:table-cell>
          <table:table-cell table:style-name="ce3" office:value-type="string" calcext:value-type="string">
            <text:p>ACMP1-CH6(Cell Battery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3" office:value-type="string" calcext:value-type="string">
            <text:p>MCU_SDA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I2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3" office:value-type="string" calcext:value-type="string">
            <text:p>MCU_SCL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I2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3" office:value-type="string" calcext:value-type="string">
            <text:p>MCU_ON_OFF_REQ</text:p>
          </table:table-cell>
          <table:table-cell table:style-name="ce3" office:value-type="string" calcext:value-type="string">
            <text:p>O </text:p>
          </table:table-cell>
          <table:table-cell table:style-name="ce3" office:value-type="string" calcext:value-type="string">
            <text:p>power sequenc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D6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指示燈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3" office:value-type="string" calcext:value-type="string">
            <text:p>PMIC_detect</text:p>
          </table:table-cell>
          <table:table-cell table:style-name="ce3" office:value-type="string" calcext:value-type="string">
            <text:p>I </text:p>
          </table:table-cell>
          <table:table-cell table:style-name="ce3" office:value-type="string" calcext:value-type="string">
            <text:p>ADC0_CH7 (bADCVoltageGotFlag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3" office:value-type="string" calcext:value-type="string">
            <text:p>SWCLK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MCU_IF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3" office:value-type="string" calcext:value-type="string">
            <text:p>SWDIO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MCU_IF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3" office:value-type="string" calcext:value-type="string">
            <text:p>POR</text:p>
          </table:table-cell>
          <table:table-cell table:number-columns-repeated="2" table:style-name="ce3" office:value-type="string" calcext:value-type="string">
            <text:p>沒使用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3" office:value-type="string" calcext:value-type="string">
            <text:p>iMX6_INT</text:p>
          </table:table-cell>
          <table:table-cell table:number-columns-repeated="2" table:style-name="ce3" office:value-type="string" calcext:value-type="string">
            <text:p>沒使用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3" office:value-type="string" calcext:value-type="string">
            <text:p>MCU_BOOT</text:p>
          </table:table-cell>
          <table:table-cell table:number-columns-repeated="2" table:style-name="ce3" office:value-type="string" calcext:value-type="string">
            <text:p>沒使用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3" office:value-type="string" calcext:value-type="string">
            <text:p>RGMII_INT</text:p>
          </table:table-cell>
          <table:table-cell table:number-columns-repeated="2" table:style-name="ce3" office:value-type="string" calcext:value-type="string">
            <text:p>沒使用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TW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24pt" style:language-asian="zh" style:country-asian="TW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條箭頭_20_1" draw:display-name="線條箭頭 1" svg:viewBox="0 0 1321 3493" svg:d="M1321 3493h-1321l702-3493z"/>
  </office:styles>
  <office:automatic-styles>
    <style:page-layout style:name="Mpm1">
      <style:page-layout-properties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00/00/00</text:date>, <text:time style:data-style-name="N2" text:time-value="08:35:47.217122576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4:15:06.663375632</meta:creation-date>
    <dc:date>2017-06-07T18:25:12.371270430</dc:date>
    <meta:editing-duration>PT3H4M30S</meta:editing-duration>
    <meta:editing-cycles>5</meta:editing-cycles>
    <meta:generator>LibreOffice/4.2.6.3$Linux_X86_64 LibreOffice_project/420m0$Build-3</meta:generator>
    <meta:document-statistic meta:table-count="1" meta:cell-count="65" meta:object-count="2"/>
  </office:meta>
</office:document-meta>
</file>